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7f7" officeooo:paragraph-rsid="001f87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esantes@gm:~$ cd /var/www/html/EXTENSIONES/</text:p>
      <text:p text:style-name="P1">lpesantes@gm:/var/www/html/EXTENSIONES$ git status</text:p>
      <text:p text:style-name="P1">En la rama dev</text:p>
      <text:p text:style-name="P1">Your branch is up-to-date with 'origin/dev'.</text:p>
      <text:p text:style-name="P1"></text:p>
      <text:p text:style-name="P1">Cambios no preparados para el commit:</text:p>
      <text:p text:style-name="P1"><text:s text:c="2"/>(use «git add &lt;archivo&gt;...» para actualizar lo que se ejecutará)</text:p>
      <text:p text:style-name="P1"><text:s text:c="2"/>(use «git checkout -- &lt;archivo&gt;...« para descartar cambios en le directorio de trabajo)</text:p>
      <text:p text:style-name="P1"></text:p>
      <text:p text:style-name="P1"><text:tab/>modificado: PREPAGA/protected/modules/prestadores/controllers/PROVEEDORESController.php</text:p>
      <text:p text:style-name="P1"><text:tab/>modificado: PREPAGA/protected/modules/prestadores/models/CONTRATOS.php</text:p>
      <text:p text:style-name="P1"><text:tab/>modificado: PREPAGA/protected/modules/prestadores/views/pROVEEDORES/index.php</text:p>
      <text:p text:style-name="P1"><text:tab/>modificado: PREPAGA/protected/modules/prestadores/views/pROVEEDORES/viewInfoPlanes.php</text:p>
      <text:p text:style-name="P1"></text:p>
      <text:p text:style-name="P1">no hay cambios agregados al commit (use «git add» o «git commit -a»)</text:p>
      <text:p text:style-name="P1">lpesantes@gm:/var/www/html/EXTENSIONES$ git commit -am "Cambios de titulos y formato numerico en vista de informacion de Planes"</text:p>
      <text:p text:style-name="P1"></text:p>
      <text:p text:style-name="P1">lpesantes@gm:/var/www/html/EXTENSIONES$ git config --global user.email "lpesantesm@gmail.com"</text:p>
      <text:p text:style-name="P1">lpesantes@gm:/var/www/html/EXTENSIONES$ git config --global user.name "lpesantesm"</text:p>
      <text:p text:style-name="P1">lpesantes@gm:/var/www/html/EXTENSIONES$ git commit -am "Cambios de titulos y formato numerico en vista de informacion de Planes"</text:p>
      <text:p text:style-name="P1">[dev aad5fd1] Cambios de titulos y formato numerico en vista de informacion de Planes</text:p>
      <text:p text:style-name="P1"><text:s/>4 files changed, 13 insertions(+), 7 deletions(-)</text:p>
      <text:p text:style-name="P1">lpesantes@gm:/var/www/html/EXTENSIONES$ git push</text:p>
      <text:p text:style-name="P1">warning: push.default is unset; its implicit value is changing in</text:p>
      <text:p text:style-name="P1">Git 2.0 from 'matching' to 'simple'. To squelch this message</text:p>
      <text:p text:style-name="P1">and maintain the current behavior after the default changes, use:</text:p>
      <text:p text:style-name="P1"></text:p>
      <text:p text:style-name="P1"><text:s text:c="2"/>git config --global push.default matching</text:p>
      <text:p text:style-name="P1"></text:p>
      <text:p text:style-name="P1">To squelch this message and adopt the new behavior now, use:</text:p>
      <text:p text:style-name="P1"></text:p>
      <text:p text:style-name="P1"><text:s text:c="2"/>git config --global push.default simple</text:p>
      <text:p text:style-name="P1"></text:p>
      <text:p text:style-name="P1">When push.default is set to 'matching', git will push local branches</text:p>
      <text:p text:style-name="P1">to the remote branches that already exist with the same name.</text:p>
      <text:p text:style-name="P1"></text:p>
      <text:p text:style-name="P1">In Git 2.0, Git will default to the more conservative 'simple'</text:p>
      <text:p text:style-name="P1">behavior, which only pushes the current branch to the corresponding</text:p>
      <text:p text:style-name="P1">remote branch that 'git pull' uses to update the current branch.</text:p>
      <text:p text:style-name="P1"></text:p>
      <text:p text:style-name="P1">See 'git help config' and search for 'push.default' for further information.</text:p>
      <text:p text:style-name="P1">(the 'simple' mode was introduced in Git 1.7.11. Use the similar mode</text:p>
      <text:p text:style-name="P1">'current' instead of 'simple' if you sometimes use older versions of Git)</text:p>
      <text:p text:style-name="P1"></text:p>
      <text:p text:style-name="P1">Username for 'https://github.com': lpesantesm</text:p>
      <text:p text:style-name="P1">Password for 'https://lpesantesm@github.com': </text:p>
      <text:p text:style-name="P1">Counting objects: 31, done.</text:p>
      <text:p text:style-name="P1"><text:soft-page-break/>Delta compression using up to 4 threads.</text:p>
      <text:p text:style-name="P1">Compressing objects: 100% (13/13), done.</text:p>
      <text:p text:style-name="P1">Writing objects: 100% (14/14), 1.37 KiB | 0 bytes/s, done.</text:p>
      <text:p text:style-name="P1">Total 14 (delta 10), reused 0 (delta 0)</text:p>
      <text:p text:style-name="P1">To https://github.com/galgomedia/EXTENSIONES.git</text:p>
      <text:p text:style-name="P1"><text:s text:c="3"/>57ad302..aad5fd1 <text:s/>dev -&gt; dev</text:p>
      <text:p text:style-name="P1">lpesantes@gm:/var/www/html/EXTENSIONES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4:58:31.490544783</meta:creation-date>
    <dc:date>2015-07-03T16:46:59.371061666</dc:date>
    <meta:editing-duration>P0D</meta:editing-duration>
    <meta:editing-cycles>1</meta:editing-cycles>
    <meta:document-statistic meta:table-count="0" meta:image-count="0" meta:object-count="0" meta:page-count="2" meta:paragraph-count="54" meta:word-count="326" meta:character-count="2693" meta:non-whitespace-character-count="2341"/>
    <meta:generator>LibreOffice/4.2.8.2$Linux_X86_64 LibreOffice_project/420m0$Build-2</meta:generator>
  </office:meta>
</office:document-meta>
</file>